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11.399cm" svg:y="0.133cm">
            <draw:object draw:notify-on-update-of-ranges="Tabelle1.A2:Tabelle1.A2 Tabelle1.A3:Tabelle1.A17 Tabelle1.B2:Tabelle1.B2 Tabelle1.B3:Tabelle1.B17 Tabelle1.C2:Tabelle1.C2 Tabelle1.C3:Tabelle1.C17 Tabelle1.D2:Tabelle1.D2 Tabelle1.D3:Tabelle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1.399cm" svg:y="10.173cm">
            <draw:object draw:notify-on-update-of-ranges="Tabelle1.A24:Tabelle1.A24 Tabelle1.A25:Tabelle1.A39 Tabelle1.B24:Tabelle1.B24 Tabelle1.B25:Tabelle1.B39 Tabelle1.C24:Tabelle1.C24 Tabelle1.C25:Tabelle1.C39 Tabelle1.D24:Tabelle1.D24 Tabelle1.D25:Tabelle1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11.371cm" svg:y="20.266cm">
            <draw:object draw:notify-on-update-of-ranges="Tabelle1.A46:Tabelle1.A46 Tabelle1.A47:Tabelle1.A61 Tabelle1.B46:Tabelle1.B46 Tabelle1.B47:Tabelle1.B61 Tabelle1.C46:Tabelle1.C46 Tabelle1.C47:Tabelle1.C61 Tabelle1.D46:Tabelle1.D46 Tabelle1.D47:Tabelle1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28cm" svg:y="30.277cm">
            <draw:object draw:notify-on-update-of-ranges="Tabelle1.A68:Tabelle1.A68 Tabelle1.A69:Tabelle1.A83 Tabelle1.B68:Tabelle1.B68 Tabelle1.B69:Tabelle1.B83 Tabelle1.C68:Tabelle1.C68 Tabelle1.C69:Tabelle1.C83 Tabelle1.D68:Tabelle1.D68 Tabelle1.D69:Tabelle1.D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1.279cm" svg:y="40.373cm">
            <draw:object draw:notify-on-update-of-ranges="Tabelle1.A90:Tabelle1.A90 Tabelle1.A91:Tabelle1.A105 Tabelle1.B90:Tabelle1.B90 Tabelle1.B91:Tabelle1.B105 Tabelle1.C90:Tabelle1.C90 Tabelle1.C91:Tabelle1.C105 Tabelle1.D90:Tabelle1.D90 Tabelle1.D91:Tabelle1.D10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6"/>
        <table:table-row table:style-name="ro1">
          <table:table-cell table:style-name="ce1" office:value-type="string" calcext:value-type="string">
            <text:p>map: Performance gain in % 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List.length</text:p>
          </table:table-cell>
          <table:table-cell table:style-name="ce8" office:value-type="string" calcext:value-type="string">
            <text:p>Chromium</text:p>
          </table:table-cell>
          <table:table-cell table:style-name="ce8" office:value-type="string" calcext:value-type="string">
            <text:p>Firefox</text:p>
          </table:table-cell>
          <table:table-cell table:style-name="ce8" office:value-type="string" calcext:value-type="string">
            <text:p>Web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168.21" calcext:value-type="float">
            <text:p>168,21</text:p>
          </table:table-cell>
          <table:table-cell table:style-name="Default" office:value-type="float" office:value="72.79" calcext:value-type="float">
            <text:p>72,79</text:p>
          </table:table-cell>
          <table:table-cell office:value-type="float" office:value="-21.84" calcext:value-type="float">
            <text:p>-21,84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7.92" calcext:value-type="float">
            <text:p>207,92</text:p>
          </table:table-cell>
          <table:table-cell table:style-name="Default" office:value-type="float" office:value="67.61" calcext:value-type="float">
            <text:p>67,61</text:p>
          </table:table-cell>
          <table:table-cell office:value-type="float" office:value="83.06" calcext:value-type="float">
            <text:p>83,06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39.42" calcext:value-type="float">
            <text:p>239,42</text:p>
          </table:table-cell>
          <table:table-cell table:style-name="Default" office:value-type="float" office:value="59.88" calcext:value-type="float">
            <text:p>59,88</text:p>
          </table:table-cell>
          <table:table-cell office:value-type="float" office:value="38.24" calcext:value-type="float">
            <text:p>38,2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240.98" calcext:value-type="float">
            <text:p>240,98</text:p>
          </table:table-cell>
          <table:table-cell table:style-name="Default" office:value-type="float" office:value="60.35" calcext:value-type="float">
            <text:p>60,35</text:p>
          </table:table-cell>
          <table:table-cell office:value-type="float" office:value="44.18" calcext:value-type="float">
            <text:p>44,18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251.35" calcext:value-type="float">
            <text:p>251,35</text:p>
          </table:table-cell>
          <table:table-cell table:style-name="Default" office:value-type="float" office:value="49.38" calcext:value-type="float">
            <text:p>49,38</text:p>
          </table:table-cell>
          <table:table-cell office:value-type="float" office:value="27.7" calcext:value-type="float">
            <text:p>27,7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273.47" calcext:value-type="float">
            <text:p>273,47</text:p>
          </table:table-cell>
          <table:table-cell table:style-name="Default" office:value-type="float" office:value="51.93" calcext:value-type="float">
            <text:p>51,93</text:p>
          </table:table-cell>
          <table:table-cell office:value-type="float" office:value="21.48" calcext:value-type="float">
            <text:p>21,48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office:value-type="float" office:value="274.85" calcext:value-type="float">
            <text:p>274,85</text:p>
          </table:table-cell>
          <table:table-cell table:style-name="Default" office:value-type="float" office:value="50.95" calcext:value-type="float">
            <text:p>50,95</text:p>
          </table:table-cell>
          <table:table-cell office:value-type="float" office:value="7.61" calcext:value-type="float">
            <text:p>7,61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265.85" calcext:value-type="float">
            <text:p>265,85</text:p>
          </table:table-cell>
          <table:table-cell table:style-name="Default" office:value-type="float" office:value="53.1" calcext:value-type="float">
            <text:p>53,1</text:p>
          </table:table-cell>
          <table:table-cell office:value-type="float" office:value="15.87" calcext:value-type="float">
            <text:p>15,87</text:p>
          </table:table-cell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office:value-type="float" office:value="273.64" calcext:value-type="float">
            <text:p>273,64</text:p>
          </table:table-cell>
          <table:table-cell table:style-name="Default" office:value-type="float" office:value="54.96" calcext:value-type="float">
            <text:p>54,96</text:p>
          </table:table-cell>
          <table:table-cell office:value-type="float" office:value="15.61" calcext:value-type="float">
            <text:p>15,61</text:p>
          </table:table-cell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office:value-type="float" office:value="306.09" calcext:value-type="float">
            <text:p>306,09</text:p>
          </table:table-cell>
          <table:table-cell table:style-name="Default" office:value-type="float" office:value="57.2" calcext:value-type="float">
            <text:p>57,2</text:p>
          </table:table-cell>
          <table:table-cell office:value-type="float" office:value="12.69" calcext:value-type="float">
            <text:p>12,69</text:p>
          </table:table-cell>
        </table:table-row>
        <table:table-row table:style-name="ro2">
          <table:table-cell table:style-name="ce3" office:value-type="float" office:value="512" calcext:value-type="float">
            <text:p>512</text:p>
          </table:table-cell>
          <table:table-cell office:value-type="float" office:value="286.27" calcext:value-type="float">
            <text:p>286,27</text:p>
          </table:table-cell>
          <table:table-cell table:style-name="Default" office:value-type="float" office:value="95.46" calcext:value-type="float">
            <text:p>95,46</text:p>
          </table:table-cell>
          <table:table-cell office:value-type="float" office:value="25.98" calcext:value-type="float">
            <text:p>25,98</text:p>
          </table:table-cell>
        </table:table-row>
        <table:table-row table:style-name="ro2">
          <table:table-cell table:style-name="ce3" office:value-type="float" office:value="1024" calcext:value-type="float">
            <text:p>1024</text:p>
          </table:table-cell>
          <table:table-cell office:value-type="float" office:value="272.19" calcext:value-type="float">
            <text:p>272,19</text:p>
          </table:table-cell>
          <table:table-cell table:style-name="Default" office:value-type="float" office:value="23.88" calcext:value-type="float">
            <text:p>23,88</text:p>
          </table:table-cell>
          <table:table-cell office:value-type="float" office:value="53.32" calcext:value-type="float">
            <text:p>53,32</text:p>
          </table:table-cell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 office:value-type="float" office:value="274.71" calcext:value-type="float">
            <text:p>274,71</text:p>
          </table:table-cell>
          <table:table-cell table:style-name="Default" office:value-type="float" office:value="22.94" calcext:value-type="float">
            <text:p>22,94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2">
          <table:table-cell table:style-name="ce3" office:value-type="float" office:value="4096" calcext:value-type="float">
            <text:p>4096</text:p>
          </table:table-cell>
          <table:table-cell office:value-type="float" office:value="264.28" calcext:value-type="float">
            <text:p>264,28</text:p>
          </table:table-cell>
          <table:table-cell table:style-name="Default" office:value-type="float" office:value="34.46" calcext:value-type="float">
            <text:p>34,46</text:p>
          </table:table-cell>
          <table:table-cell office:value-type="float" office:value="89.81" calcext:value-type="float">
            <text:p>89,81</text:p>
          </table:table-cell>
        </table:table-row>
        <table:table-row table:style-name="ro2">
          <table:table-cell table:style-name="ce4" office:value-type="float" office:value="8192" calcext:value-type="float">
            <text:p>8192</text:p>
          </table:table-cell>
          <table:table-cell table:style-name="ce7" office:value-type="float" office:value="219.01" calcext:value-type="float">
            <text:p>219,01</text:p>
          </table:table-cell>
          <table:table-cell table:style-name="ce9" office:value-type="float" office:value="19.45" calcext:value-type="float">
            <text:p>19,45</text:p>
          </table:table-cell>
          <table:table-cell table:style-name="ce7" office:value-type="float" office:value="78.41" calcext:value-type="float">
            <text:p>78,41</text:p>
          </table:table-cell>
        </table:table-row>
        <table:table-row table:style-name="ro2" table:number-rows-repeated="5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indexedMap: Performance gain in % 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List.length</text:p>
          </table:table-cell>
          <table:table-cell table:style-name="ce8" office:value-type="string" calcext:value-type="string">
            <text:p>Chromium</text:p>
          </table:table-cell>
          <table:table-cell table:style-name="ce8" office:value-type="string" calcext:value-type="string">
            <text:p>Firefox</text:p>
          </table:table-cell>
          <table:table-cell table:style-name="ce8" office:value-type="string" calcext:value-type="string">
            <text:p>We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5.66" calcext:value-type="float">
            <text:p>115,66</text:p>
          </table:table-cell>
          <table:table-cell office:value-type="float" office:value="88.91" calcext:value-type="float">
            <text:p>88,91</text:p>
          </table:table-cell>
          <table:table-cell office:value-type="float" office:value="155.92" calcext:value-type="float">
            <text:p>155,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7.63" calcext:value-type="float">
            <text:p>147,63</text:p>
          </table:table-cell>
          <table:table-cell office:value-type="float" office:value="90.07" calcext:value-type="float">
            <text:p>90,07</text:p>
          </table:table-cell>
          <table:table-cell office:value-type="float" office:value="121.03" calcext:value-type="float">
            <text:p>121,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.35" calcext:value-type="float">
            <text:p>145,35</text:p>
          </table:table-cell>
          <table:table-cell office:value-type="float" office:value="85.96" calcext:value-type="float">
            <text:p>85,96</text:p>
          </table:table-cell>
          <table:table-cell office:value-type="float" office:value="136.87" calcext:value-type="float">
            <text:p>136,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5.01" calcext:value-type="float">
            <text:p>135,01</text:p>
          </table:table-cell>
          <table:table-cell office:value-type="float" office:value="81.72" calcext:value-type="float">
            <text:p>81,72</text:p>
          </table:table-cell>
          <table:table-cell office:value-type="float" office:value="131.58" calcext:value-type="float">
            <text:p>131,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9.09" calcext:value-type="float">
            <text:p>139,09</text:p>
          </table:table-cell>
          <table:table-cell office:value-type="float" office:value="86.49" calcext:value-type="float">
            <text:p>86,49</text:p>
          </table:table-cell>
          <table:table-cell office:value-type="float" office:value="143.3" calcext:value-type="float">
            <text:p>143,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9.76" calcext:value-type="float">
            <text:p>139,76</text:p>
          </table:table-cell>
          <table:table-cell office:value-type="float" office:value="99.39" calcext:value-type="float">
            <text:p>99,39</text:p>
          </table:table-cell>
          <table:table-cell office:value-type="float" office:value="149.06" calcext:value-type="float">
            <text:p>149,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5.75" calcext:value-type="float">
            <text:p>135,75</text:p>
          </table:table-cell>
          <table:table-cell office:value-type="float" office:value="91.48" calcext:value-type="float">
            <text:p>91,48</text:p>
          </table:table-cell>
          <table:table-cell office:value-type="float" office:value="166.31" calcext:value-type="float">
            <text:p>166,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4.33" calcext:value-type="float">
            <text:p>144,33</text:p>
          </table:table-cell>
          <table:table-cell office:value-type="float" office:value="80.92" calcext:value-type="float">
            <text:p>80,92</text:p>
          </table:table-cell>
          <table:table-cell office:value-type="float" office:value="167.93" calcext:value-type="float">
            <text:p>167,9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44.74" calcext:value-type="float">
            <text:p>144,74</text:p>
          </table:table-cell>
          <table:table-cell office:value-type="float" office:value="77.62" calcext:value-type="float">
            <text:p>77,62</text:p>
          </table:table-cell>
          <table:table-cell office:value-type="float" office:value="171.26" calcext:value-type="float">
            <text:p>171,2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50.52" calcext:value-type="float">
            <text:p>150,52</text:p>
          </table:table-cell>
          <table:table-cell office:value-type="float" office:value="112.66" calcext:value-type="float">
            <text:p>112,66</text:p>
          </table:table-cell>
          <table:table-cell office:value-type="float" office:value="181.09" calcext:value-type="float">
            <text:p>181,0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53.43" calcext:value-type="float">
            <text:p>153,43</text:p>
          </table:table-cell>
          <table:table-cell office:value-type="float" office:value="106.22" calcext:value-type="float">
            <text:p>106,22</text:p>
          </table:table-cell>
          <table:table-cell office:value-type="float" office:value="166.69" calcext:value-type="float">
            <text:p>166,69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41.87" calcext:value-type="float">
            <text:p>141,87</text:p>
          </table:table-cell>
          <table:table-cell office:value-type="float" office:value="79.52" calcext:value-type="float">
            <text:p>79,52</text:p>
          </table:table-cell>
          <table:table-cell office:value-type="float" office:value="138.15" calcext:value-type="float">
            <text:p>138,1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39.76" calcext:value-type="float">
            <text:p>139,76</text:p>
          </table:table-cell>
          <table:table-cell office:value-type="float" office:value="73.5" calcext:value-type="float">
            <text:p>73,5</text:p>
          </table:table-cell>
          <table:table-cell office:value-type="float" office:value="140.24" calcext:value-type="float">
            <text:p>140,2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9.34" calcext:value-type="float">
            <text:p>129,34</text:p>
          </table:table-cell>
          <table:table-cell office:value-type="float" office:value="76.93" calcext:value-type="float">
            <text:p>76,93</text:p>
          </table:table-cell>
          <table:table-cell office:value-type="float" office:value="142.28" calcext:value-type="float">
            <text:p>142,28</text:p>
          </table:table-cell>
        </table:table-row>
        <table:table-row table:style-name="ro2"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41.08" calcext:value-type="float">
            <text:p>141,08</text:p>
          </table:table-cell>
          <table:table-cell table:style-name="ce7" office:value-type="float" office:value="65.62" calcext:value-type="float">
            <text:p>65,62</text:p>
          </table:table-cell>
          <table:table-cell table:style-name="ce7" office:value-type="float" office:value="145.27" calcext:value-type="float">
            <text:p>145,27</text:p>
          </table:table-cell>
        </table:table-row>
        <table:table-row table:style-name="ro2" table:number-rows-repeated="5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filter: Performance gain in % 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List.length</text:p>
          </table:table-cell>
          <table:table-cell table:style-name="ce8" office:value-type="string" calcext:value-type="string">
            <text:p>Chromium</text:p>
          </table:table-cell>
          <table:table-cell table:style-name="ce8" office:value-type="string" calcext:value-type="string">
            <text:p>Firefox</text:p>
          </table:table-cell>
          <table:table-cell table:style-name="ce8" office:value-type="string" calcext:value-type="string">
            <text:p>We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.07" calcext:value-type="float">
            <text:p>220,07</text:p>
          </table:table-cell>
          <table:table-cell office:value-type="float" office:value="73.16" calcext:value-type="float">
            <text:p>73,16</text:p>
          </table:table-cell>
          <table:table-cell office:value-type="float" office:value="49.15" calcext:value-type="float">
            <text:p>49,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5.55" calcext:value-type="float">
            <text:p>285,55</text:p>
          </table:table-cell>
          <table:table-cell office:value-type="float" office:value="61.19" calcext:value-type="float">
            <text:p>61,19</text:p>
          </table:table-cell>
          <table:table-cell office:value-type="float" office:value="67.15" calcext:value-type="float">
            <text:p>67,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9.8" calcext:value-type="float">
            <text:p>299,8</text:p>
          </table:table-cell>
          <table:table-cell office:value-type="float" office:value="40.93" calcext:value-type="float">
            <text:p>40,93</text:p>
          </table:table-cell>
          <table:table-cell office:value-type="float" office:value="51.43" calcext:value-type="float">
            <text:p>51,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0.33" calcext:value-type="float">
            <text:p>350,33</text:p>
          </table:table-cell>
          <table:table-cell office:value-type="float" office:value="43.4" calcext:value-type="float">
            <text:p>43,4</text:p>
          </table:table-cell>
          <table:table-cell office:value-type="float" office:value="60.05" calcext:value-type="float">
            <text:p>60,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86.35" calcext:value-type="float">
            <text:p>386,35</text:p>
          </table:table-cell>
          <table:table-cell office:value-type="float" office:value="42.38" calcext:value-type="float">
            <text:p>42,38</text:p>
          </table:table-cell>
          <table:table-cell office:value-type="float" office:value="41.4" calcext:value-type="float">
            <text:p>41,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4.54" calcext:value-type="float">
            <text:p>414,54</text:p>
          </table:table-cell>
          <table:table-cell office:value-type="float" office:value="38.24" calcext:value-type="float">
            <text:p>38,24</text:p>
          </table:table-cell>
          <table:table-cell office:value-type="float" office:value="33.82" calcext:value-type="float">
            <text:p>33,8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32.86" calcext:value-type="float">
            <text:p>432,86</text:p>
          </table:table-cell>
          <table:table-cell office:value-type="float" office:value="48.25" calcext:value-type="float">
            <text:p>48,25</text:p>
          </table:table-cell>
          <table:table-cell office:value-type="float" office:value="31.32" calcext:value-type="float">
            <text:p>31,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27.95" calcext:value-type="float">
            <text:p>427,95</text:p>
          </table:table-cell>
          <table:table-cell office:value-type="float" office:value="53.15" calcext:value-type="float">
            <text:p>53,15</text:p>
          </table:table-cell>
          <table:table-cell office:value-type="float" office:value="27.44" calcext:value-type="float">
            <text:p>27,4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28.39" calcext:value-type="float">
            <text:p>428,39</text:p>
          </table:table-cell>
          <table:table-cell office:value-type="float" office:value="54.4" calcext:value-type="float">
            <text:p>54,4</text:p>
          </table:table-cell>
          <table:table-cell office:value-type="float" office:value="29.42" calcext:value-type="float">
            <text:p>29,4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56.37" calcext:value-type="float">
            <text:p>456,37</text:p>
          </table:table-cell>
          <table:table-cell office:value-type="float" office:value="60.34" calcext:value-type="float">
            <text:p>60,34</text:p>
          </table:table-cell>
          <table:table-cell office:value-type="float" office:value="32.75" calcext:value-type="float">
            <text:p>32,7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53.34" calcext:value-type="float">
            <text:p>453,34</text:p>
          </table:table-cell>
          <table:table-cell office:value-type="float" office:value="39.4" calcext:value-type="float">
            <text:p>39,4</text:p>
          </table:table-cell>
          <table:table-cell office:value-type="float" office:value="50.21" calcext:value-type="float">
            <text:p>50,2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449.77" calcext:value-type="float">
            <text:p>449,77</text:p>
          </table:table-cell>
          <table:table-cell office:value-type="float" office:value="41.23" calcext:value-type="float">
            <text:p>41,23</text:p>
          </table:table-cell>
          <table:table-cell office:value-type="float" office:value="56.16" calcext:value-type="float">
            <text:p>56,16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452.02" calcext:value-type="float">
            <text:p>452,02</text:p>
          </table:table-cell>
          <table:table-cell office:value-type="float" office:value="37.61" calcext:value-type="float">
            <text:p>37,61</text:p>
          </table:table-cell>
          <table:table-cell office:value-type="float" office:value="76.79" calcext:value-type="float">
            <text:p>76,7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71.2" calcext:value-type="float">
            <text:p>471,2</text:p>
          </table:table-cell>
          <table:table-cell office:value-type="float" office:value="44.46" calcext:value-type="float">
            <text:p>44,46</text:p>
          </table:table-cell>
          <table:table-cell office:value-type="float" office:value="66.11" calcext:value-type="float">
            <text:p>66,11</text:p>
          </table:table-cell>
        </table:table-row>
        <table:table-row table:style-name="ro2"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429.86" calcext:value-type="float">
            <text:p>429,86</text:p>
          </table:table-cell>
          <table:table-cell table:style-name="ce7" office:value-type="float" office:value="53.8" calcext:value-type="float">
            <text:p>53,8</text:p>
          </table:table-cell>
          <table:table-cell table:style-name="ce7" office:value-type="float" office:value="49.02" calcext:value-type="float">
            <text:p>49,02</text:p>
          </table:table-cell>
        </table:table-row>
        <table:table-row table:style-name="ro2" table:number-rows-repeated="5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artition: Performance gain in % 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List.length</text:p>
          </table:table-cell>
          <table:table-cell table:style-name="ce8" office:value-type="string" calcext:value-type="string">
            <text:p>Chromium</text:p>
          </table:table-cell>
          <table:table-cell table:style-name="ce8" office:value-type="string" calcext:value-type="string">
            <text:p>Firefox</text:p>
          </table:table-cell>
          <table:table-cell table:style-name="ce8" office:value-type="string" calcext:value-type="string">
            <text:p>We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0.97" calcext:value-type="float">
            <text:p>240,97</text:p>
          </table:table-cell>
          <table:table-cell office:value-type="float" office:value="44.11" calcext:value-type="float">
            <text:p>44,11</text:p>
          </table:table-cell>
          <table:table-cell office:value-type="float" office:value="92.85" calcext:value-type="float">
            <text:p>92,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.51" calcext:value-type="float">
            <text:p>256,51</text:p>
          </table:table-cell>
          <table:table-cell office:value-type="float" office:value="45.31" calcext:value-type="float">
            <text:p>45,31</text:p>
          </table:table-cell>
          <table:table-cell office:value-type="float" office:value="85.65" calcext:value-type="float">
            <text:p>85,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0.93" calcext:value-type="float">
            <text:p>270,93</text:p>
          </table:table-cell>
          <table:table-cell office:value-type="float" office:value="35.79" calcext:value-type="float">
            <text:p>35,79</text:p>
          </table:table-cell>
          <table:table-cell office:value-type="float" office:value="68.9" calcext:value-type="float">
            <text:p>68,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0.09" calcext:value-type="float">
            <text:p>270,09</text:p>
          </table:table-cell>
          <table:table-cell office:value-type="float" office:value="59.3" calcext:value-type="float">
            <text:p>59,3</text:p>
          </table:table-cell>
          <table:table-cell office:value-type="float" office:value="89.11" calcext:value-type="float">
            <text:p>89,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7.99" calcext:value-type="float">
            <text:p>277,99</text:p>
          </table:table-cell>
          <table:table-cell office:value-type="float" office:value="33.11" calcext:value-type="float">
            <text:p>33,11</text:p>
          </table:table-cell>
          <table:table-cell office:value-type="float" office:value="114.02" calcext:value-type="float">
            <text:p>114,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7.74" calcext:value-type="float">
            <text:p>287,74</text:p>
          </table:table-cell>
          <table:table-cell office:value-type="float" office:value="38.9" calcext:value-type="float">
            <text:p>38,9</text:p>
          </table:table-cell>
          <table:table-cell office:value-type="float" office:value="89.35" calcext:value-type="float">
            <text:p>89,3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265.99" calcext:value-type="float">
            <text:p>265,99</text:p>
          </table:table-cell>
          <table:table-cell office:value-type="float" office:value="37.11" calcext:value-type="float">
            <text:p>37,11</text:p>
          </table:table-cell>
          <table:table-cell office:value-type="float" office:value="109.13" calcext:value-type="float">
            <text:p>109,1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64.99" calcext:value-type="float">
            <text:p>264,99</text:p>
          </table:table-cell>
          <table:table-cell office:value-type="float" office:value="38.54" calcext:value-type="float">
            <text:p>38,54</text:p>
          </table:table-cell>
          <table:table-cell office:value-type="float" office:value="117.95" calcext:value-type="float">
            <text:p>117,9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77.71" calcext:value-type="float">
            <text:p>277,71</text:p>
          </table:table-cell>
          <table:table-cell office:value-type="float" office:value="43.71" calcext:value-type="float">
            <text:p>43,71</text:p>
          </table:table-cell>
          <table:table-cell office:value-type="float" office:value="162.12" calcext:value-type="float">
            <text:p>162,1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87.13" calcext:value-type="float">
            <text:p>287,13</text:p>
          </table:table-cell>
          <table:table-cell office:value-type="float" office:value="46.24" calcext:value-type="float">
            <text:p>46,24</text:p>
          </table:table-cell>
          <table:table-cell office:value-type="float" office:value="213.58" calcext:value-type="float">
            <text:p>213,5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74.89" calcext:value-type="float">
            <text:p>274,89</text:p>
          </table:table-cell>
          <table:table-cell office:value-type="float" office:value="31.03" calcext:value-type="float">
            <text:p>31,03</text:p>
          </table:table-cell>
          <table:table-cell office:value-type="float" office:value="57.04" calcext:value-type="float">
            <text:p>57,0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88.35" calcext:value-type="float">
            <text:p>288,35</text:p>
          </table:table-cell>
          <table:table-cell office:value-type="float" office:value="36.49" calcext:value-type="float">
            <text:p>36,49</text:p>
          </table:table-cell>
          <table:table-cell office:value-type="float" office:value="50.11" calcext:value-type="float">
            <text:p>50,1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8.92" calcext:value-type="float">
            <text:p>278,92</text:p>
          </table:table-cell>
          <table:table-cell office:value-type="float" office:value="31.82" calcext:value-type="float">
            <text:p>31,82</text:p>
          </table:table-cell>
          <table:table-cell office:value-type="float" office:value="305.36" calcext:value-type="float">
            <text:p>305,36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81.9" calcext:value-type="float">
            <text:p>281,9</text:p>
          </table:table-cell>
          <table:table-cell office:value-type="float" office:value="36.28" calcext:value-type="float">
            <text:p>36,28</text:p>
          </table:table-cell>
          <table:table-cell office:value-type="float" office:value="224.75" calcext:value-type="float">
            <text:p>224,75</text:p>
          </table:table-cell>
        </table:table-row>
        <table:table-row table:style-name="ro2"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293.11" calcext:value-type="float">
            <text:p>293,11</text:p>
          </table:table-cell>
          <table:table-cell table:style-name="ce7" office:value-type="float" office:value="43.29" calcext:value-type="float">
            <text:p>43,29</text:p>
          </table:table-cell>
          <table:table-cell table:style-name="ce7" office:value-type="float" office:value="84.13" calcext:value-type="float">
            <text:p>84,13</text:p>
          </table:table-cell>
        </table:table-row>
        <table:table-row table:style-name="ro2" table:number-rows-repeated="5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unzip: Performance gain in % 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List.length</text:p>
          </table:table-cell>
          <table:table-cell table:style-name="ce8" office:value-type="string" calcext:value-type="string">
            <text:p>Chromium</text:p>
          </table:table-cell>
          <table:table-cell table:style-name="ce8" office:value-type="string" calcext:value-type="string">
            <text:p>Firefox</text:p>
          </table:table-cell>
          <table:table-cell table:style-name="ce8" office:value-type="string" calcext:value-type="string">
            <text:p>We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.78" calcext:value-type="float">
            <text:p>147,78</text:p>
          </table:table-cell>
          <table:table-cell office:value-type="float" office:value="28.02" calcext:value-type="float">
            <text:p>28,02</text:p>
          </table:table-cell>
          <table:table-cell office:value-type="float" office:value="52.82" calcext:value-type="float">
            <text:p>52,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.41" calcext:value-type="float">
            <text:p>162,41</text:p>
          </table:table-cell>
          <table:table-cell office:value-type="float" office:value="14.52" calcext:value-type="float">
            <text:p>14,52</text:p>
          </table:table-cell>
          <table:table-cell office:value-type="float" office:value="41.81" calcext:value-type="float">
            <text:p>41,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.06" calcext:value-type="float">
            <text:p>185,06</text:p>
          </table:table-cell>
          <table:table-cell office:value-type="float" office:value="13.5" calcext:value-type="float">
            <text:p>13,5</text:p>
          </table:table-cell>
          <table:table-cell office:value-type="float" office:value="38.89" calcext:value-type="float">
            <text:p>38,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7.53" calcext:value-type="float">
            <text:p>217,53</text:p>
          </table:table-cell>
          <table:table-cell office:value-type="float" office:value="5.1" calcext:value-type="float">
            <text:p>5,1</text:p>
          </table:table-cell>
          <table:table-cell office:value-type="float" office:value="41.81" calcext:value-type="float">
            <text:p>41,8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0.13" calcext:value-type="float">
            <text:p>230,13</text:p>
          </table:table-cell>
          <table:table-cell office:value-type="float" office:value="5.34" calcext:value-type="float">
            <text:p>5,34</text:p>
          </table:table-cell>
          <table:table-cell office:value-type="float" office:value="33.41" calcext:value-type="float">
            <text:p>33,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0.04" calcext:value-type="float">
            <text:p>230,04</text:p>
          </table:table-cell>
          <table:table-cell office:value-type="float" office:value="-2.83" calcext:value-type="float">
            <text:p>-2,83</text:p>
          </table:table-cell>
          <table:table-cell office:value-type="float" office:value="24.49" calcext:value-type="float">
            <text:p>24,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4.59" calcext:value-type="float">
            <text:p>234,59</text:p>
          </table:table-cell>
          <table:table-cell office:value-type="float" office:value="-2.99" calcext:value-type="float">
            <text:p>-2,99</text:p>
          </table:table-cell>
          <table:table-cell office:value-type="float" office:value="23.13" calcext:value-type="float">
            <text:p>23,1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22.61" calcext:value-type="float">
            <text:p>222,61</text:p>
          </table:table-cell>
          <table:table-cell office:value-type="float" office:value="0.13" calcext:value-type="float">
            <text:p>0,13</text:p>
          </table:table-cell>
          <table:table-cell office:value-type="float" office:value="32.43" calcext:value-type="float">
            <text:p>32,4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33.13" calcext:value-type="float">
            <text:p>233,13</text:p>
          </table:table-cell>
          <table:table-cell office:value-type="float" office:value="-1.39" calcext:value-type="float">
            <text:p>-1,39</text:p>
          </table:table-cell>
          <table:table-cell office:value-type="float" office:value="27.28" calcext:value-type="float">
            <text:p>27,2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35.35" calcext:value-type="float">
            <text:p>235,35</text:p>
          </table:table-cell>
          <table:table-cell office:value-type="float" office:value="1.05" calcext:value-type="float">
            <text:p>1,05</text:p>
          </table:table-cell>
          <table:table-cell office:value-type="float" office:value="45.13" calcext:value-type="float">
            <text:p>45,1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25.68" calcext:value-type="float">
            <text:p>225,68</text:p>
          </table:table-cell>
          <table:table-cell office:value-type="float" office:value="3.78" calcext:value-type="float">
            <text:p>3,78</text:p>
          </table:table-cell>
          <table:table-cell office:value-type="float" office:value="45.13" calcext:value-type="float">
            <text:p>45,1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23.68" calcext:value-type="float">
            <text:p>223,68</text:p>
          </table:table-cell>
          <table:table-cell office:value-type="float" office:value="6.58" calcext:value-type="float">
            <text:p>6,58</text:p>
          </table:table-cell>
          <table:table-cell office:value-type="float" office:value="60.76" calcext:value-type="float">
            <text:p>60,76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88.67" calcext:value-type="float">
            <text:p>188,67</text:p>
          </table:table-cell>
          <table:table-cell office:value-type="float" office:value="7.78" calcext:value-type="float">
            <text:p>7,78</text:p>
          </table:table-cell>
          <table:table-cell office:value-type="float" office:value="49.2" calcext:value-type="float">
            <text:p>49,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99.14" calcext:value-type="float">
            <text:p>199,14</text:p>
          </table:table-cell>
          <table:table-cell office:value-type="float" office:value="13.94" calcext:value-type="float">
            <text:p>13,94</text:p>
          </table:table-cell>
          <table:table-cell office:value-type="float" office:value="54.89" calcext:value-type="float">
            <text:p>54,89</text:p>
          </table:table-cell>
        </table:table-row>
        <table:table-row table:style-name="ro2"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220.12" calcext:value-type="float">
            <text:p>220,12</text:p>
          </table:table-cell>
          <table:table-cell table:style-name="ce7" office:value-type="float" office:value="18.12" calcext:value-type="float">
            <text:p>18,12</text:p>
          </table:table-cell>
          <table:table-cell table:style-name="ce7" office:value-type="float" office:value="72.82" calcext:value-type="float">
            <text:p>72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é Dietrich</meta:initial-creator>
    <meta:creation-date>2021-06-07T10:41:31.664731185</meta:creation-date>
    <dc:date>2021-06-07T13:57:43.431434394</dc:date>
    <dc:creator>André Dietrich</dc:creator>
    <meta:editing-duration>PT2H34M59S</meta:editing-duration>
    <meta:editing-cycles>78</meta:editing-cycles>
    <meta:generator>LibreOffice/7.0.5.2$Linux_X86_64 LibreOffice_project/00$Build-2</meta:generator>
    <meta:document-statistic meta:table-count="1" meta:cell-count="32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093cm" svg:y="0.316cm" chart:style-name="ch2">
          <text:p>map comparison for different browsers</text:p>
        </chart:title>
        <chart:legend chart:legend-position="top" svg:x="4.644cm" svg:y="1.28cm" style:legend-expansion="wide" chart:style-name="ch3"/>
        <chart:plot-area chart:style-name="ch4" table:cell-range-address="Tabelle1.A2:Tabelle1.D17" chart:data-source-has-labels="both" svg:x="1.33cm" svg:y="2.058cm" svg:width="14.349cm" svg:height="5.786cm">
          <chart:coordinate-region svg:x="2.057cm" svg:y="2.257cm" svg:width="13.17cm" svg:height="5.388cm"/>
          <chart:axis chart:dimension="x" chart:name="primary-x" chart:style-name="ch5" chartooo:axis-type="auto">
            <chartooo:date-scale/>
            <chart:title svg:x="7.706cm" svg:y="8.024cm" chart:style-name="ch6">
              <text:p>List.length</text:p>
            </chart:title>
            <chart:categories table:cell-range-address="Tabelle1.A3:Tabelle1.A17"/>
          </chart:axis>
          <chart:axis chart:dimension="y" chart:name="primary-y" chart:style-name="ch5">
            <chart:title svg:x="0.451cm" svg:y="6.635cm" chart:style-name="ch7">
              <text:p>preformence gain in %</text:p>
            </chart:title>
            <chart:grid chart:style-name="ch8" chart:class="major"/>
          </chart:axis>
          <chart:series chart:style-name="ch9" chart:values-cell-range-address="Tabelle1.B3:Tabelle1.B17" chart:label-cell-address="Tabelle1.B2:Tabelle1.B2" chart:class="chart:line">
            <chart:data-point chart:repeated="15"/>
          </chart:series>
          <chart:series chart:style-name="ch10" chart:values-cell-range-address="Tabelle1.C3:Tabelle1.C17" chart:label-cell-address="Tabelle1.C2:Tabelle1.C2" chart:class="chart:line">
            <chart:data-point chart:repeated="15"/>
          </chart:series>
          <chart:series chart:style-name="ch11" chart:values-cell-range-address="Tabelle1.D3:Tabelle1.D17" chart:label-cell-address="Tabelle1.D2:Tabelle1.D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Tabelle1.B2:Tabelle1.B2</svg:desc>
                </draw:g>
              </table:table-cell>
              <table:table-cell office:value-type="string">
                <text:p>Firefox</text:p>
                <draw:g>
                  <svg:desc>Tabelle1.C2:Tabelle1.C2</svg:desc>
                </draw:g>
              </table:table-cell>
              <table:table-cell office:value-type="string">
                <text:p>Web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3:Tabelle1.A17</svg:desc>
                </draw:g>
              </table:table-cell>
              <table:table-cell office:value-type="float" office:value="168.21">
                <text:p>168.21</text:p>
                <draw:g>
                  <svg:desc>Tabelle1.B3:Tabelle1.B17</svg:desc>
                </draw:g>
              </table:table-cell>
              <table:table-cell office:value-type="float" office:value="72.79">
                <text:p>72.79</text:p>
                <draw:g>
                  <svg:desc>Tabelle1.C3:Tabelle1.C17</svg:desc>
                </draw:g>
              </table:table-cell>
              <table:table-cell office:value-type="float" office:value="-21.84">
                <text:p>-21.84</text:p>
                <draw:g>
                  <svg:desc>Tabelle1.D3:Tabelle1.D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7.92">
                <text:p>207.92</text:p>
              </table:table-cell>
              <table:table-cell office:value-type="float" office:value="67.61">
                <text:p>67.61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9.42">
                <text:p>239.42</text:p>
              </table:table-cell>
              <table:table-cell office:value-type="float" office:value="59.88">
                <text:p>59.88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0.98">
                <text:p>240.98</text:p>
              </table:table-cell>
              <table:table-cell office:value-type="float" office:value="60.35">
                <text:p>60.35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.35">
                <text:p>251.35</text:p>
              </table:table-cell>
              <table:table-cell office:value-type="float" office:value="49.38">
                <text:p>49.3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3.47">
                <text:p>273.47</text:p>
              </table:table-cell>
              <table:table-cell office:value-type="float" office:value="51.93">
                <text:p>51.93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4.85">
                <text:p>274.85</text:p>
              </table:table-cell>
              <table:table-cell office:value-type="float" office:value="50.95">
                <text:p>50.9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5.85">
                <text:p>265.85</text:p>
              </table:table-cell>
              <table:table-cell office:value-type="float" office:value="53.1">
                <text:p>53.1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3.64">
                <text:p>273.64</text:p>
              </table:table-cell>
              <table:table-cell office:value-type="float" office:value="54.96">
                <text:p>54.96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06.09">
                <text:p>306.09</text:p>
              </table:table-cell>
              <table:table-cell office:value-type="float" office:value="57.2">
                <text:p>57.2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86.27">
                <text:p>286.27</text:p>
              </table:table-cell>
              <table:table-cell office:value-type="float" office:value="95.46">
                <text:p>95.46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72.19">
                <text:p>272.19</text:p>
              </table:table-cell>
              <table:table-cell office:value-type="float" office:value="23.88">
                <text:p>23.88</text:p>
              </table:table-cell>
              <table:table-cell office:value-type="float" office:value="53.32">
                <text:p>53.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74.71">
                <text:p>274.71</text:p>
              </table:table-cell>
              <table:table-cell office:value-type="float" office:value="22.94">
                <text:p>22.94</text:p>
              </table:table-cell>
              <table:table-cell office:value-type="float" office:value="63.34">
                <text:p>63.3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4.28">
                <text:p>264.28</text:p>
              </table:table-cell>
              <table:table-cell office:value-type="float" office:value="34.46">
                <text:p>34.46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19.01">
                <text:p>219.01</text:p>
              </table:table-cell>
              <table:table-cell office:value-type="float" office:value="19.45">
                <text:p>19.45</text:p>
              </table:table-cell>
              <table:table-cell office:value-type="float" office:value="78.41">
                <text:p>78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325cm" svg:y="0.316cm" chart:style-name="ch2">
          <text:p>indexedMap comparison for different browsers</text:p>
        </chart:title>
        <chart:legend chart:legend-position="top" svg:x="4.644cm" svg:y="1.28cm" style:legend-expansion="wide" chart:style-name="ch3"/>
        <chart:plot-area chart:style-name="ch4" table:cell-range-address="Tabelle1.A24:Tabelle1.D39" chart:data-source-has-labels="both" svg:x="1.33cm" svg:y="2.058cm" svg:width="14.349cm" svg:height="5.786cm">
          <chart:coordinate-region svg:x="1.951cm" svg:y="2.257cm" svg:width="13.17cm" svg:height="4.94cm"/>
          <chart:axis chart:dimension="x" chart:name="primary-x" chart:style-name="ch5" chartooo:axis-type="auto">
            <chartooo:date-scale/>
            <chart:title svg:x="7.706cm" svg:y="8.024cm" chart:style-name="ch6">
              <text:p>List.length</text:p>
            </chart:title>
            <chart:categories table:cell-range-address="Tabelle1.A25:Tabelle1.A39"/>
          </chart:axis>
          <chart:axis chart:dimension="y" chart:name="primary-y" chart:style-name="ch5">
            <chart:title svg:x="0.451cm" svg:y="6.278cm" chart:style-name="ch7">
              <text:p>performance in %</text:p>
            </chart:title>
            <chart:grid chart:style-name="ch8" chart:class="major"/>
          </chart:axis>
          <chart:series chart:style-name="ch9" chart:values-cell-range-address="Tabelle1.B25:Tabelle1.B39" chart:label-cell-address="Tabelle1.B24:Tabelle1.B24" chart:class="chart:line">
            <chart:data-point chart:repeated="15"/>
          </chart:series>
          <chart:series chart:style-name="ch10" chart:values-cell-range-address="Tabelle1.C25:Tabelle1.C39" chart:label-cell-address="Tabelle1.C24:Tabelle1.C24" chart:class="chart:line">
            <chart:data-point chart:repeated="15"/>
          </chart:series>
          <chart:series chart:style-name="ch11" chart:values-cell-range-address="Tabelle1.D25:Tabelle1.D39" chart:label-cell-address="Tabelle1.D24:Tabelle1.D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Tabelle1.B24:Tabelle1.B24</svg:desc>
                </draw:g>
              </table:table-cell>
              <table:table-cell office:value-type="string">
                <text:p>Firefox</text:p>
                <draw:g>
                  <svg:desc>Tabelle1.C24:Tabelle1.C24</svg:desc>
                </draw:g>
              </table:table-cell>
              <table:table-cell office:value-type="string">
                <text:p>Web</text:p>
                <draw:g>
                  <svg:desc>Tabelle1.D24:Tabelle1.D2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25:Tabelle1.A39</svg:desc>
                </draw:g>
              </table:table-cell>
              <table:table-cell office:value-type="float" office:value="115.66">
                <text:p>115.66</text:p>
                <draw:g>
                  <svg:desc>Tabelle1.B25:Tabelle1.B39</svg:desc>
                </draw:g>
              </table:table-cell>
              <table:table-cell office:value-type="float" office:value="88.91">
                <text:p>88.91</text:p>
                <draw:g>
                  <svg:desc>Tabelle1.C25:Tabelle1.C39</svg:desc>
                </draw:g>
              </table:table-cell>
              <table:table-cell office:value-type="float" office:value="155.92">
                <text:p>155.92</text:p>
                <draw:g>
                  <svg:desc>Tabelle1.D25:Tabelle1.D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7.63">
                <text:p>147.63</text:p>
              </table:table-cell>
              <table:table-cell office:value-type="float" office:value="90.07">
                <text:p>90.07</text:p>
              </table:table-cell>
              <table:table-cell office:value-type="float" office:value="121.03">
                <text:p>121.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5.35">
                <text:p>145.35</text:p>
              </table:table-cell>
              <table:table-cell office:value-type="float" office:value="85.96">
                <text:p>85.96</text:p>
              </table:table-cell>
              <table:table-cell office:value-type="float" office:value="136.87">
                <text:p>136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5.01">
                <text:p>135.01</text:p>
              </table:table-cell>
              <table:table-cell office:value-type="float" office:value="81.72">
                <text:p>81.72</text:p>
              </table:table-cell>
              <table:table-cell office:value-type="float" office:value="131.58">
                <text:p>131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.09">
                <text:p>139.09</text:p>
              </table:table-cell>
              <table:table-cell office:value-type="float" office:value="86.49">
                <text:p>86.49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9.76">
                <text:p>139.76</text:p>
              </table:table-cell>
              <table:table-cell office:value-type="float" office:value="99.39">
                <text:p>99.39</text:p>
              </table:table-cell>
              <table:table-cell office:value-type="float" office:value="149.06">
                <text:p>149.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5.75">
                <text:p>135.75</text:p>
              </table:table-cell>
              <table:table-cell office:value-type="float" office:value="91.48">
                <text:p>91.48</text:p>
              </table:table-cell>
              <table:table-cell office:value-type="float" office:value="166.31">
                <text:p>166.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4.33">
                <text:p>144.33</text:p>
              </table:table-cell>
              <table:table-cell office:value-type="float" office:value="80.92">
                <text:p>80.92</text:p>
              </table:table-cell>
              <table:table-cell office:value-type="float" office:value="167.93">
                <text:p>167.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4.74">
                <text:p>144.74</text:p>
              </table:table-cell>
              <table:table-cell office:value-type="float" office:value="77.62">
                <text:p>77.62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.52">
                <text:p>150.52</text:p>
              </table:table-cell>
              <table:table-cell office:value-type="float" office:value="112.66">
                <text:p>112.66</text:p>
              </table:table-cell>
              <table:table-cell office:value-type="float" office:value="181.09">
                <text:p>181.0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53.43">
                <text:p>153.43</text:p>
              </table:table-cell>
              <table:table-cell office:value-type="float" office:value="106.22">
                <text:p>106.22</text:p>
              </table:table-cell>
              <table:table-cell office:value-type="float" office:value="166.69">
                <text:p>166.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41.87">
                <text:p>141.87</text:p>
              </table:table-cell>
              <table:table-cell office:value-type="float" office:value="79.52">
                <text:p>79.52</text:p>
              </table:table-cell>
              <table:table-cell office:value-type="float" office:value="138.15">
                <text:p>138.1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39.76">
                <text:p>139.76</text:p>
              </table:table-cell>
              <table:table-cell office:value-type="float" office:value="73.5">
                <text:p>73.5</text:p>
              </table:table-cell>
              <table:table-cell office:value-type="float" office:value="140.24">
                <text:p>140.2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29.34">
                <text:p>129.34</text:p>
              </table:table-cell>
              <table:table-cell office:value-type="float" office:value="76.93">
                <text:p>76.93</text:p>
              </table:table-cell>
              <table:table-cell office:value-type="float" office:value="142.28">
                <text:p>142.2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.08">
                <text:p>141.08</text:p>
              </table:table-cell>
              <table:table-cell office:value-type="float" office:value="65.62">
                <text:p>65.62</text:p>
              </table:table-cell>
              <table:table-cell office:value-type="float" office:value="145.27">
                <text:p>145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079cm" svg:y="0.316cm" chart:style-name="ch2">
          <text:p>filter comparison for different browsers</text:p>
        </chart:title>
        <chart:legend chart:legend-position="top" svg:x="4.644cm" svg:y="1.28cm" style:legend-expansion="wide" chart:style-name="ch3"/>
        <chart:plot-area chart:style-name="ch4" table:cell-range-address="Tabelle1.A46:Tabelle1.D61" chart:data-source-has-labels="both" svg:x="1.33cm" svg:y="2.058cm" svg:width="14.349cm" svg:height="5.787cm">
          <chart:coordinate-region svg:x="2.137cm" svg:y="2.257cm" svg:width="13.17cm" svg:height="4.941cm"/>
          <chart:axis chart:dimension="x" chart:name="primary-x" chart:style-name="ch5" chartooo:axis-type="auto">
            <chartooo:date-scale/>
            <chart:title svg:x="7.706cm" svg:y="8.025cm" chart:style-name="ch6">
              <text:p>List.length</text:p>
            </chart:title>
            <chart:categories table:cell-range-address="Tabelle1.A47:Tabelle1.A61"/>
          </chart:axis>
          <chart:axis chart:dimension="y" chart:name="primary-y" chart:style-name="ch5">
            <chart:title svg:x="0.451cm" svg:y="6.635cm" chart:style-name="ch7">
              <text:p>performance gain in %</text:p>
            </chart:title>
            <chart:grid chart:style-name="ch8" chart:class="major"/>
          </chart:axis>
          <chart:series chart:style-name="ch9" chart:values-cell-range-address="Tabelle1.B47:Tabelle1.B61" chart:label-cell-address="Tabelle1.B46:Tabelle1.B46" chart:class="chart:line">
            <chart:data-point chart:repeated="15"/>
          </chart:series>
          <chart:series chart:style-name="ch10" chart:values-cell-range-address="Tabelle1.C47:Tabelle1.C61" chart:label-cell-address="Tabelle1.C46:Tabelle1.C46" chart:class="chart:line">
            <chart:data-point chart:repeated="15"/>
          </chart:series>
          <chart:series chart:style-name="ch11" chart:values-cell-range-address="Tabelle1.D47:Tabelle1.D61" chart:label-cell-address="Tabelle1.D46:Tabelle1.D46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Tabelle1.B46:Tabelle1.B46</svg:desc>
                </draw:g>
              </table:table-cell>
              <table:table-cell office:value-type="string">
                <text:p>Firefox</text:p>
                <draw:g>
                  <svg:desc>Tabelle1.C46:Tabelle1.C46</svg:desc>
                </draw:g>
              </table:table-cell>
              <table:table-cell office:value-type="string">
                <text:p>Web</text:p>
                <draw:g>
                  <svg:desc>Tabelle1.D46:Tabelle1.D4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47:Tabelle1.A61</svg:desc>
                </draw:g>
              </table:table-cell>
              <table:table-cell office:value-type="float" office:value="220.07">
                <text:p>220.07</text:p>
                <draw:g>
                  <svg:desc>Tabelle1.B47:Tabelle1.B61</svg:desc>
                </draw:g>
              </table:table-cell>
              <table:table-cell office:value-type="float" office:value="73.16">
                <text:p>73.16</text:p>
                <draw:g>
                  <svg:desc>Tabelle1.C47:Tabelle1.C61</svg:desc>
                </draw:g>
              </table:table-cell>
              <table:table-cell office:value-type="float" office:value="49.15">
                <text:p>49.15</text:p>
                <draw:g>
                  <svg:desc>Tabelle1.D47:Tabelle1.D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5.55">
                <text:p>285.55</text:p>
              </table:table-cell>
              <table:table-cell office:value-type="float" office:value="61.19">
                <text:p>61.19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9.8">
                <text:p>299.8</text:p>
              </table:table-cell>
              <table:table-cell office:value-type="float" office:value="40.93">
                <text:p>40.93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0.33">
                <text:p>350.33</text:p>
              </table:table-cell>
              <table:table-cell office:value-type="float" office:value="43.4">
                <text:p>43.4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6.35">
                <text:p>386.35</text:p>
              </table:table-cell>
              <table:table-cell office:value-type="float" office:value="42.38">
                <text:p>42.3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4.54">
                <text:p>414.54</text:p>
              </table:table-cell>
              <table:table-cell office:value-type="float" office:value="38.24">
                <text:p>38.24</text:p>
              </table:table-cell>
              <table:table-cell office:value-type="float" office:value="33.82">
                <text:p>33.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32.86">
                <text:p>432.86</text:p>
              </table:table-cell>
              <table:table-cell office:value-type="float" office:value="48.25">
                <text:p>48.25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27.95">
                <text:p>427.95</text:p>
              </table:table-cell>
              <table:table-cell office:value-type="float" office:value="53.15">
                <text:p>53.1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28.39">
                <text:p>428.39</text:p>
              </table:table-cell>
              <table:table-cell office:value-type="float" office:value="54.4">
                <text:p>54.4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56.37">
                <text:p>456.37</text:p>
              </table:table-cell>
              <table:table-cell office:value-type="float" office:value="60.34">
                <text:p>60.34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53.34">
                <text:p>453.34</text:p>
              </table:table-cell>
              <table:table-cell office:value-type="float" office:value="39.4">
                <text:p>39.4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49.77">
                <text:p>449.77</text:p>
              </table:table-cell>
              <table:table-cell office:value-type="float" office:value="41.23">
                <text:p>41.23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52.02">
                <text:p>452.02</text:p>
              </table:table-cell>
              <table:table-cell office:value-type="float" office:value="37.61">
                <text:p>37.61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71.2">
                <text:p>471.2</text:p>
              </table:table-cell>
              <table:table-cell office:value-type="float" office:value="44.46">
                <text:p>44.46</text:p>
              </table:table-cell>
              <table:table-cell office:value-type="float" office:value="66.11">
                <text:p>66.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29.86">
                <text:p>429.86</text:p>
              </table:table-cell>
              <table:table-cell office:value-type="float" office:value="53.8">
                <text:p>53.8</text:p>
              </table:table-cell>
              <table:table-cell office:value-type="float" office:value="49.02">
                <text:p>49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23cm" svg:y="0.316cm" chart:style-name="ch2">
          <text:p>partition comparison for different browsers</text:p>
        </chart:title>
        <chart:legend chart:legend-position="top" svg:x="4.645cm" svg:y="1.28cm" style:legend-expansion="wide" chart:style-name="ch3"/>
        <chart:plot-area chart:style-name="ch4" table:cell-range-address="Tabelle1.A68:Tabelle1.D83" chart:data-source-has-labels="both" svg:x="1.331cm" svg:y="2.058cm" svg:width="14.349cm" svg:height="5.781cm">
          <chart:coordinate-region svg:x="2.138cm" svg:y="2.257cm" svg:width="13.17cm" svg:height="4.935cm"/>
          <chart:axis chart:dimension="x" chart:name="primary-x" chart:style-name="ch5" chartooo:axis-type="auto">
            <chartooo:date-scale/>
            <chart:title svg:x="7.707cm" svg:y="8.019cm" chart:style-name="ch6">
              <text:p>List.length</text:p>
            </chart:title>
            <chart:categories table:cell-range-address="Tabelle1.A69:Tabelle1.A83"/>
          </chart:axis>
          <chart:axis chart:dimension="y" chart:name="primary-y" chart:style-name="ch5">
            <chart:title svg:x="0.451cm" svg:y="6.632cm" chart:style-name="ch7">
              <text:p>performance gain in %</text:p>
            </chart:title>
            <chart:grid chart:style-name="ch8" chart:class="major"/>
          </chart:axis>
          <chart:series chart:style-name="ch9" chart:values-cell-range-address="Tabelle1.B69:Tabelle1.B83" chart:label-cell-address="Tabelle1.B68:Tabelle1.B68" chart:class="chart:line">
            <chart:data-point chart:repeated="15"/>
          </chart:series>
          <chart:series chart:style-name="ch10" chart:values-cell-range-address="Tabelle1.C69:Tabelle1.C83" chart:label-cell-address="Tabelle1.C68:Tabelle1.C68" chart:class="chart:line">
            <chart:data-point chart:repeated="15"/>
          </chart:series>
          <chart:series chart:style-name="ch11" chart:values-cell-range-address="Tabelle1.D69:Tabelle1.D83" chart:label-cell-address="Tabelle1.D68:Tabelle1.D68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Tabelle1.B68:Tabelle1.B68</svg:desc>
                </draw:g>
              </table:table-cell>
              <table:table-cell office:value-type="string">
                <text:p>Firefox</text:p>
                <draw:g>
                  <svg:desc>Tabelle1.C68:Tabelle1.C68</svg:desc>
                </draw:g>
              </table:table-cell>
              <table:table-cell office:value-type="string">
                <text:p>Web</text:p>
                <draw:g>
                  <svg:desc>Tabelle1.D68:Tabelle1.D6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69:Tabelle1.A83</svg:desc>
                </draw:g>
              </table:table-cell>
              <table:table-cell office:value-type="float" office:value="240.97">
                <text:p>240.97</text:p>
                <draw:g>
                  <svg:desc>Tabelle1.B69:Tabelle1.B83</svg:desc>
                </draw:g>
              </table:table-cell>
              <table:table-cell office:value-type="float" office:value="44.11">
                <text:p>44.11</text:p>
                <draw:g>
                  <svg:desc>Tabelle1.C69:Tabelle1.C83</svg:desc>
                </draw:g>
              </table:table-cell>
              <table:table-cell office:value-type="float" office:value="92.85">
                <text:p>92.85</text:p>
                <draw:g>
                  <svg:desc>Tabelle1.D69:Tabelle1.D8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6.51">
                <text:p>256.51</text:p>
              </table:table-cell>
              <table:table-cell office:value-type="float" office:value="45.31">
                <text:p>45.31</text:p>
              </table:table-cell>
              <table:table-cell office:value-type="float" office:value="85.65">
                <text:p>85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0.93">
                <text:p>270.93</text:p>
              </table:table-cell>
              <table:table-cell office:value-type="float" office:value="35.79">
                <text:p>35.79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0.09">
                <text:p>270.09</text:p>
              </table:table-cell>
              <table:table-cell office:value-type="float" office:value="59.3">
                <text:p>59.3</text:p>
              </table:table-cell>
              <table:table-cell office:value-type="float" office:value="89.11">
                <text:p>89.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7.99">
                <text:p>277.99</text:p>
              </table:table-cell>
              <table:table-cell office:value-type="float" office:value="33.11">
                <text:p>33.11</text:p>
              </table:table-cell>
              <table:table-cell office:value-type="float" office:value="114.02">
                <text:p>114.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7.74">
                <text:p>287.74</text:p>
              </table:table-cell>
              <table:table-cell office:value-type="float" office:value="38.9">
                <text:p>38.9</text:p>
              </table:table-cell>
              <table:table-cell office:value-type="float" office:value="89.35">
                <text:p>89.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5.99">
                <text:p>265.99</text:p>
              </table:table-cell>
              <table:table-cell office:value-type="float" office:value="37.11">
                <text:p>37.11</text:p>
              </table:table-cell>
              <table:table-cell office:value-type="float" office:value="109.13">
                <text:p>109.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4.99">
                <text:p>264.99</text:p>
              </table:table-cell>
              <table:table-cell office:value-type="float" office:value="38.54">
                <text:p>38.54</text:p>
              </table:table-cell>
              <table:table-cell office:value-type="float" office:value="117.95">
                <text:p>117.9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7.71">
                <text:p>277.71</text:p>
              </table:table-cell>
              <table:table-cell office:value-type="float" office:value="43.71">
                <text:p>43.71</text:p>
              </table:table-cell>
              <table:table-cell office:value-type="float" office:value="162.12">
                <text:p>162.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87.13">
                <text:p>287.13</text:p>
              </table:table-cell>
              <table:table-cell office:value-type="float" office:value="46.24">
                <text:p>46.24</text:p>
              </table:table-cell>
              <table:table-cell office:value-type="float" office:value="213.58">
                <text:p>213.5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74.89">
                <text:p>274.89</text:p>
              </table:table-cell>
              <table:table-cell office:value-type="float" office:value="31.03">
                <text:p>31.03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88.35">
                <text:p>288.35</text:p>
              </table:table-cell>
              <table:table-cell office:value-type="float" office:value="36.49">
                <text:p>36.49</text:p>
              </table:table-cell>
              <table:table-cell office:value-type="float" office:value="50.11">
                <text:p>50.1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78.92">
                <text:p>278.92</text:p>
              </table:table-cell>
              <table:table-cell office:value-type="float" office:value="31.82">
                <text:p>31.82</text:p>
              </table:table-cell>
              <table:table-cell office:value-type="float" office:value="305.36">
                <text:p>305.3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81.9">
                <text:p>281.9</text:p>
              </table:table-cell>
              <table:table-cell office:value-type="float" office:value="36.28">
                <text:p>36.28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93.11">
                <text:p>293.11</text:p>
              </table:table-cell>
              <table:table-cell office:value-type="float" office:value="43.29">
                <text:p>43.29</text:p>
              </table:table-cell>
              <table:table-cell office:value-type="float" office:value="84.13">
                <text:p>84.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88cm" svg:y="0.316cm" chart:style-name="ch2">
          <text:p>unzip comparison for different browsers</text:p>
        </chart:title>
        <chart:legend chart:legend-position="top" svg:x="4.645cm" svg:y="1.28cm" style:legend-expansion="wide" chart:style-name="ch3"/>
        <chart:plot-area chart:style-name="ch4" table:cell-range-address="Tabelle1.A90:Tabelle1.D105" chart:data-source-has-labels="both" svg:x="1.331cm" svg:y="2.058cm" svg:width="14.349cm" svg:height="5.781cm">
          <chart:coordinate-region svg:x="2.058cm" svg:y="2.258cm" svg:width="13.17cm" svg:height="5.382cm"/>
          <chart:axis chart:dimension="x" chart:name="primary-x" chart:style-name="ch5" chartooo:axis-type="auto">
            <chartooo:date-scale/>
            <chart:title svg:x="7.707cm" svg:y="8.019cm" chart:style-name="ch6">
              <text:p>List.length</text:p>
            </chart:title>
            <chart:categories table:cell-range-address="Tabelle1.A91:Tabelle1.A105"/>
          </chart:axis>
          <chart:axis chart:dimension="y" chart:name="primary-y" chart:style-name="ch5">
            <chart:title svg:x="0.451cm" svg:y="6.632cm" chart:style-name="ch7">
              <text:p>performance gain in %</text:p>
            </chart:title>
            <chart:grid chart:style-name="ch8" chart:class="major"/>
          </chart:axis>
          <chart:series chart:style-name="ch9" chart:values-cell-range-address="Tabelle1.B91:Tabelle1.B105" chart:label-cell-address="Tabelle1.B90:Tabelle1.B90" chart:class="chart:line">
            <chart:data-point chart:repeated="15"/>
          </chart:series>
          <chart:series chart:style-name="ch10" chart:values-cell-range-address="Tabelle1.C91:Tabelle1.C105" chart:label-cell-address="Tabelle1.C90:Tabelle1.C90" chart:class="chart:line">
            <chart:data-point chart:repeated="15"/>
          </chart:series>
          <chart:series chart:style-name="ch11" chart:values-cell-range-address="Tabelle1.D91:Tabelle1.D105" chart:label-cell-address="Tabelle1.D90:Tabelle1.D9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Tabelle1.B90:Tabelle1.B90</svg:desc>
                </draw:g>
              </table:table-cell>
              <table:table-cell office:value-type="string">
                <text:p>Firefox</text:p>
                <draw:g>
                  <svg:desc>Tabelle1.C90:Tabelle1.C90</svg:desc>
                </draw:g>
              </table:table-cell>
              <table:table-cell office:value-type="string">
                <text:p>Web</text:p>
                <draw:g>
                  <svg:desc>Tabelle1.D90:Tabelle1.D9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91:Tabelle1.A105</svg:desc>
                </draw:g>
              </table:table-cell>
              <table:table-cell office:value-type="float" office:value="147.78">
                <text:p>147.78</text:p>
                <draw:g>
                  <svg:desc>Tabelle1.B91:Tabelle1.B105</svg:desc>
                </draw:g>
              </table:table-cell>
              <table:table-cell office:value-type="float" office:value="28.02">
                <text:p>28.02</text:p>
                <draw:g>
                  <svg:desc>Tabelle1.C91:Tabelle1.C105</svg:desc>
                </draw:g>
              </table:table-cell>
              <table:table-cell office:value-type="float" office:value="52.82">
                <text:p>52.82</text:p>
                <draw:g>
                  <svg:desc>Tabelle1.D91:Tabelle1.D1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2.41">
                <text:p>162.41</text:p>
              </table:table-cell>
              <table:table-cell office:value-type="float" office:value="14.52">
                <text:p>14.52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5.06">
                <text:p>185.06</text:p>
              </table:table-cell>
              <table:table-cell office:value-type="float" office:value="13.5">
                <text:p>13.5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7.53">
                <text:p>217.53</text:p>
              </table:table-cell>
              <table:table-cell office:value-type="float" office:value="5.1">
                <text:p>5.1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0.13">
                <text:p>230.13</text:p>
              </table:table-cell>
              <table:table-cell office:value-type="float" office:value="5.34">
                <text:p>5.34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0.04">
                <text:p>230.04</text:p>
              </table:table-cell>
              <table:table-cell office:value-type="float" office:value="-2.83">
                <text:p>-2.83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4.59">
                <text:p>234.59</text:p>
              </table:table-cell>
              <table:table-cell office:value-type="float" office:value="-2.99">
                <text:p>-2.99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2.61">
                <text:p>222.61</text:p>
              </table:table-cell>
              <table:table-cell office:value-type="float" office:value="0.13">
                <text:p>0.13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33.13">
                <text:p>233.13</text:p>
              </table:table-cell>
              <table:table-cell office:value-type="float" office:value="-1.39">
                <text:p>-1.39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5.35">
                <text:p>235.35</text:p>
              </table:table-cell>
              <table:table-cell office:value-type="float" office:value="1.05">
                <text:p>1.05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25.68">
                <text:p>225.68</text:p>
              </table:table-cell>
              <table:table-cell office:value-type="float" office:value="3.78">
                <text:p>3.78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23.68">
                <text:p>223.68</text:p>
              </table:table-cell>
              <table:table-cell office:value-type="float" office:value="6.58">
                <text:p>6.58</text:p>
              </table:table-cell>
              <table:table-cell office:value-type="float" office:value="60.76">
                <text:p>60.7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8.67">
                <text:p>188.67</text:p>
              </table:table-cell>
              <table:table-cell office:value-type="float" office:value="7.78">
                <text:p>7.78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99.14">
                <text:p>199.14</text:p>
              </table:table-cell>
              <table:table-cell office:value-type="float" office:value="13.94">
                <text:p>13.94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20.12">
                <text:p>220.12</text:p>
              </table:table-cell>
              <table:table-cell office:value-type="float" office:value="18.12">
                <text:p>18.12</text:p>
              </table:table-cell>
              <table:table-cell office:value-type="float" office:value="72.82">
                <text:p>72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